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034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00aaa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cm" svg:y1="14cm" svg:x2="5.2cm" svg:y2="6.2cm">
          <text:p/>
        </draw:line>
        <draw:line draw:style-name="gr1" draw:text-style-name="P1" draw:layer="layout" svg:x1="5.2cm" svg:y1="14cm" svg:x2="14.9cm" svg:y2="14cm">
          <text:p/>
        </draw:line>
        <draw:frame draw:style-name="gr2" draw:text-style-name="P2" draw:layer="layout" svg:width="1.023cm" svg:height="1.114cm" svg:x="14.1cm" svg:y="14.2cm">
          <draw:text-box>
            <text:p>x<text:span text:style-name="T1">1</text:span></text:p>
          </draw:text-box>
        </draw:frame>
        <draw:frame draw:style-name="gr2" draw:text-style-name="P2" draw:layer="layout" svg:width="1.023cm" svg:height="1.114cm" svg:x="3.901cm" svg:y="6.3cm">
          <draw:text-box>
            <text:p>x<text:span text:style-name="T1">2</text:span></text:p>
          </draw:text-box>
        </draw:frame>
        <draw:frame draw:style-name="gr3" draw:text-style-name="P2" draw:layer="layout" svg:width="1.175cm" svg:height="0.962cm" svg:x="7.1cm" svg:y="6.6cm">
          <draw:text-box>
            <text:p><text:span text:style-name="T2">ω </text:span></text:p>
          </draw:text-box>
        </draw:frame>
        <draw:frame draw:style-name="gr4" draw:text-style-name="P3" draw:layer="layout" svg:width="0.756cm" svg:height="0.763cm" svg:x="7.6cm" svg:y="7cm">
          <draw:text-box>
            <text:p><text:span text:style-name="T3">1</text:span></text:p>
          </draw:text-box>
        </draw:frame>
        <draw:frame draw:style-name="gr3" draw:text-style-name="P2" draw:layer="layout" svg:width="1.175cm" svg:height="0.962cm" svg:x="9.2cm" svg:y="11.601cm">
          <draw:text-box>
            <text:p><text:span text:style-name="T2">ω </text:span></text:p>
          </draw:text-box>
        </draw:frame>
        <draw:frame draw:style-name="gr4" draw:text-style-name="P3" draw:layer="layout" svg:width="0.756cm" svg:height="0.763cm" svg:x="9.7cm" svg:y="12.001cm">
          <draw:text-box>
            <text:p><text:span text:style-name="T3">2</text:span></text:p>
          </draw:text-box>
        </draw:frame>
        <draw:custom-shape draw:style-name="gr5" draw:text-style-name="P4" draw:layer="layout" svg:width="0.4cm" svg:height="0.4cm" svg:x="6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7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9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903cm" svg:y="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8.704cm" svg:y="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8.705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806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1.207cm" svg:y="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0.108cm" svg:y="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6.205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6.206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7.307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8.7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7.609cm" svg:y="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9.60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9.607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10.7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12.109cm" svg:y="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11.01cm" svg:y="9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2cm" svg:y1="7.8cm" svg:x2="13.2cm" svg:y2="14cm">
          <text:p/>
        </draw:line>
        <draw:line draw:style-name="gr8" draw:text-style-name="P1" draw:layer="layout" svg:x1="8.5cm" svg:y1="10.3cm" svg:x2="9.9cm" svg:y2="8.5cm">
          <text:p/>
        </draw:line>
        <draw:frame draw:style-name="gr9" draw:text-style-name="P7" draw:layer="layout" svg:width="0.997cm" svg:height="0.962cm" svg:x="10.1cm" svg:y="8cm">
          <draw:text-box>
            <text:p text:style-name="P6">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20-12-30T15:17:24.240751108</dc:date>
    <meta:editing-duration>PT51M32S</meta:editing-duration>
    <meta:editing-cycles>12</meta:editing-cycles>
    <meta:generator>LibreOffice/6.0.7.3$Linux_X86_64 LibreOffice_project/00m0$Build-3</meta:generator>
    <meta:document-statistic meta:object-count="30"/>
  </office:meta>
</office:document-meta>
</file>